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text:span text:style-name="T1">Daniel Cornwell (deputy project manager)</text:span></text:p>
      <text:p text:style-name="Standard"/>
      <text:p text:style-name="Standard">Daniel's duties involved around coding, this was initially regarding the database connection code and interaction over Java and then later his work was primarily over the API/ JSON connections between our server and other servers. Each of these tasks required a decent amount of research as these tasks where never something that either of us had done previously within Java.<text:line-break/><text:line-break/>Daniel never expressed interest with his deputy project manager position, however this position was only filled in the case that the primary project manager was away/ unable to attend and run meetings/ for fill his duties. So while Daniel didn't undertake any project management tasks it was only because they weren’t needed <text:s/>throughout the project. </text:p>
      <text:p text:style-name="Standard"/>
      <text:p text:style-name="Standard">Daniels performance for the project was generally helpful to myself and other project members was great, He was consistently a great worker for the group project and every task he was given was completed, even if something wasn't entirely working in the code it was a very close implementation of what we required this was apparent in the API code.</text:p>
      <text:p text:style-name="Standard"/>
      <text:p text:style-name="Standard">Daniel turned up to almost every meeting, missing perhaps 1 meeting in which he had informed me prior to the meeting, overall Daniel was a great member of the team with a decent performance.</text:p>
      <text:p text:style-name="Standard"/>
      <text:p text:style-name="Standard">Agreed with group member? (yes or no) if no why?</text:p>
      <text:p text:style-name="Standard"/>
      <text:p text:style-name="P1">Daniel Steucy</text:p>
      <text:p text:style-name="Standard"/>
      <text:p text:style-name="Standard">Daniel's duties where quite broad, as he was required to be pulled away from a certain task if that task required more help/ work. His usual/ major tasks involved documentation as well as writing the Junit tests that our project can be tested against. During implementation and testing week Daniel was working with Daniel Cornwell with the API as well as various JSP related tasks.</text:p>
      <text:p text:style-name="Standard"/>
      <text:p text:style-name="Standard">Daniels production of work left a lot to be desired, he failed to complete certain work that was asked of him and would often forget that he was given a task to complete/ update a certain document. This failing was likely down to simple forgetfulness and because he attended the meeting didn't think to read the minutes to remind himself of any tasks.<text:line-break/><text:line-break/>Towards the end of the project/ during work week I felt like he really tried harder to help with work and generally get aspects of the project working. So while I was pleased with his effort and work during coding week, that level of work and dedication could have really been helpful to the entire project not just in the final hurdle regarding the code/ implementation of code.</text:p>
      <text:p text:style-name="Standard"/>
      <text:p text:style-name="Standard">Agreed with group member? (yes or no) if no why?</text:p>
      <text:p text:style-name="Standard"/>
      <text:p text:style-name="P1">Adrian Gawryszewski</text:p>
      <text:p text:style-name="Standard"/>
      <text:p text:style-name="Standard">Adrian's duties involved certain aspects of documentation as well as getting the basic idea of a HTML and CSS setup for a front end for the website. He also took part in JSP conversion of his HTML files into JSP files. </text:p>
      <text:p text:style-name="Standard"/>
      <text:p text:style-name="Standard">Adrian's production of work was relatively consistent and the work produced was generally fine, however we had real problems with the work he created being integrated with the project. This <text:soft-page-break/>problem completely stems from the fact that Adrian found it impossible to get Github working with his version of the Mac operating system which completely made all of his work hard to implement/ get updated between all members of the group project. </text:p>
      <text:p text:style-name="Standard"/>
      <text:p text:style-name="Standard">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very helpful and an enthusiastic worker, although I feel that due to his prior engagements that he couldn't change (his job) he was unable to attend various meetings. Although this is not his fault it did create problems between him and the group, problems that could have potentially been avoided with better minute taking and upload.<text:line-break/></text:p>
      <text:p text:style-name="Standard"/>
      <text:p text:style-name="Standard">Agreed with group member? (yes or no) if no why?</text:p>
      <text:p text:style-name="Standard"/>
      <text:p text:style-name="Standard"/>
      <text:p text:style-name="P1">Stykov Kodzhabeshev</text:p>
      <text:p text:style-name="Standard"/>
      <text:p text:style-name="Standard">Stykov's duties involved coding of various aspects of the project, focusing on certain algorithms such as fighting as well as writing Junit tests for the project and his own code/ algorithms. He was also responsible for large amounts of the initial java code, setting up the classes and making the “skeleton” code for the entire project. </text:p>
      <text:p text:style-name="Standard"/>
      <text:p text:style-name="Standard">Stykov's performance for the project was helpful and at a decent level, his coding ability was definitely one of the strongest in the group however I don't think he fully understood the project which made all work that he did a limited in quantity/ didn't feel that he could take some initiative and would ask me for work consistently never going above/ improving his implementation of the work that he was given. So while his performance was great when he has work to do he was always asking me for tasks, doing them to the letter and never taking any initiative and building upon his work. </text:p>
      <text:p text:style-name="Standard"/>
      <text:p text:style-name="Standard">While I agree that this could also be the fault of the project manager not being able to give him more detailed instructions, group members are expected to try and take some initiative and not wait around for the input of the project manager at every turn.</text:p>
      <text:p text:style-name="Standard"/>
      <text:p text:style-name="Standard">Agreed with group member? (yes or no) if no why?</text:p>
      <text:p text:style-name="Standard"/>
      <text:p text:style-name="P1">Sam Clements (Deputy QA manager) </text:p>
      <text:p text:style-name="Standard"/>
      <text:p text:style-name="Standard">Sam's duties was mostly to do with certain design aspects regarding the entire project folder layout, GitHub “Guru” which involved generally fixing our problems that we had with the GitHub when we had conflicting code uploads (which was a common problem) as well as other design additions during the project. Sam was also responsible for other sections of coding such as breeding, Sam also seemed to be taking an active role in general code “maintenance” making sure things were tabbed properly and looked decent. This is the task of a QA manager in which Sam was the Vice QA manager, however as he was the vice QA manager it seemed he was taking care of this task over the actual QA manager. Sam seemed to have a decent idea of how this project would come together and how certain aspects should work based on him doing them in personal project previously.</text:p>
      <text:p text:style-name="Standard"/>
      <text:p text:style-name="Standard">Overall Sam's performance was decent and steady however as he seemed to be one of the best <text:soft-page-break/>coders of our group in my opinion he could have done more with the tasks he was given/ got more active in the more difficult to code sections of the project. Sam would seem to take it upon his self to do work that he was perhaps “over qualified” the example being the cleaning up of code during coding week, while this was under his deputy QA manager title I feel his skills could have been put to better use. </text:p>
      <text:p text:style-name="Standard"/>
      <text:p text:style-name="Standard">Sam was consistently at meetings missing only a few and was generally a great input to the team, but I do feel he could have done more complex tasks as he was able to do so more easily then others in the group.</text:p>
      <text:p text:style-name="Standard"/>
      <text:p text:style-name="Standard">Agreed with group member? (yes or no) if no why?</text:p>
      <text:p text:style-name="Standard"/>
      <text:p text:style-name="P1">Miles Warburton</text:p>
      <text:p text:style-name="Standard"/>
      <text:p text:style-name="Standard">Miles's duties involved documentation from the beginning as well as various research tasks, his work was not really focused on much coding if any but documentation and help in the design/ database side of the project in it's early stages. Later work revolved around some simple JavaScript implementation's as well as other small tasks regarding JSP pages. </text:p>
      <text:p text:style-name="Standard"/>
      <text:p text:style-name="Standard">Miles's performance for the entire project seemed lacking/ slow, things would get done but nothing was done as quick as I could have expected from certain group members. I feel that Miles was very quiet in all meetings and generally didn't pay too much attention/ seem interested during the meetings/ projects. </text:p>
      <text:p text:style-name="Standard"/>
      <text:p text:style-name="Standard">With him being very quiet and unsure of himself/ what work he might have had to do I feel it's possible that Miles didn't understand all of the work that was given to him but he never voiced this concern. </text:p>
      <text:p text:style-name="Standard"/>
      <text:p text:style-name="Standard">Agreed with group member? (yes or no) if no why?</text:p>
      <text:p text:style-name="Standard"/>
      <text:p text:style-name="P1">John Bolton (QA manager)</text:p>
      <text:p text:style-name="Standard"/>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upload the minutes. Generally John was a very good QA manager at the start of the project. As the project went on John got worse and worse at taking notes and/ or showing up to certain meetings, even if John was at the meetings and took the minutes there would be times that these minutes didn't appear on GitHub or via e-mail. </text:p>
      <text:p text:style-name="Standard"/>
      <text:p text:style-name="Standard">John's job as a QA manager seemed to dissolve the further the project continued, he became less of a QA manager and more a regular person looking to help in aspects in coding. While I allowed John to continue this, I didn't really notice until too late that his job as a QA manager was somewhat lacking. John had a requirement to check over people's work as it was done and try and point out flaws in the documents/ coding as well as generally suggest improvements. </text:p>
      <text:p text:style-name="Standard"/>
      <text:p text:style-name="Standard">None of the document's that were uploaded to a deliverable were seemingly checked by John. However he can't be blamed for this lack of work entirely as work was late to be uploaded to GitHub on regular occasions by certain group members. John's overall performance therefore didn't <text:soft-page-break/>resemble much of a QA manager but more someone looking for something to-do for the group while his own work went unattended during most of the entire project. </text:p>
      <text:p text:style-name="Standard"/>
      <text:p text:style-name="Standard">Agreed with group member? (yes or no) if no why?</text:p>
      <text:p text:style-name="Standard"/>
      <text:p text:style-name="P1">James Barnett</text:p>
      <text:p text:style-name="Standard"/>
      <text:p text:style-name="Standard">James's duties revolved around research, documentation and some very minor amounts of JavaScript/ 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decent, he was able to get work done and to a suitable standard anything that was asked of him. He was constantly in contact with myself generally trying to make sure he was doing the correct work and asking me small questions/ my opinion on certain things. James has been rather helpful during the project for a number of documentation or research related tasks, unfortunately due to his lack of knowledge regarding some of the coding this did make some of the documentation hard for him to do.</text:p>
      <text:p text:style-name="Standard"/>
      <text:p text:style-name="Standard">Overall James had a solid performance throughout the project being at the meetings rather often as well as giving his input as often as possible. However I feel that he would often sell himself short in his ability and his lack of confidence would make me reluctant to give him harder tasks/ too much at once which did make working around his ability/ perceived ability a task in its self. </text:p>
      <text:p text:style-name="Standard"/>
      <text:p text:style-name="Standard">Agreed with group member? (yes or no) if no why?</text:p>
      <text:p text:style-name="Standard"/>
      <text:p text:style-name="Standard">James agrees with this report.</text:p>
      <text:p text:style-name="Standard"/>
      <text:p text:style-name="P1">Nathan Hand (Project Manager)</text:p>
      <text:p text:style-name="Standard"/>
      <text:p text:style-name="Standard">My tasks was focussed around being the project manager, while this took up a large amount of time I also handed myself tasks such as working on documentation when a group member was sick/ unable to complete their work as well as setting up the entire remote Tomcat/ SQL server as I had access to those kind of resources. I also played a large part in the JSP login/ registration scripts for the project. </text:p>
      <text:p text:style-name="Standard"/>
      <text:p text:style-name="Standard">My performance as a project manager was good but I believe I could have done much better at many aspects of the project management position. While I always knew what people were doing and why they were doing them this might not have been clear to everyone else at any one time. Thus if I was to become sick for any reason activities such as the project meetings and generally work allocation would have been very hard for my deputy project manager to pick up while I was out of commission.</text:p>
      <text:p text:style-name="Standard"/>
      <text:p text:style-name="Standard">My overall performance was a very active one, I would often make sure that people had something to-do and knew exactly what doing that meant. However over the Christmas period in which I had set a number of tasks for all group members almost nothing was done during this time. I really could have made sure/ been more pro-active over the Christmas period as to making sure everyone was actually doing work. Plans regarding any kind of meeting didn't happen due to 0 activity on GitHub and I felt at the time that they know what to do and as such nothing had changed since before Christmas. This was wrong and I should have been more active and on top of the project to make sure that we were much more prepared before implementation and testing week.</text:p>
      <text:p text:style-name="Standard"/>
      <text:p text:style-name="Standard">Agreed with group member? (yes or no) if no why?</text:p>
      <text:p text:style-name="Standard"><text:soft-page-break/></text:p>
      <text:p text:style-name="Standard">Agreed with group memb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h>
      <text:h text:style-name="Heading_20_1" text:outline-level="1"/>
      <text:h text:style-name="Heading_20_1" text:outline-level="1">Evaluation of the Team and the entire project<text:line-break/></text:h>
      <text:p text:style-name="Text_20_body">How did the team perform as a whole, and how could that have been improved?</text:p>
      <text:p text:style-name="Text_20_body"/>
      <text:p text:style-name="Text_20_body">How could the project have been improved?</text:p>
      <text:p text:style-name="Text_20_body"/>
      <text:p text:style-name="Text_20_body">What were the most important lessons learned about software projects and about working in te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5T23:07:38.94</dc:date>
    <meta:editing-duration>PT5H57M19S</meta:editing-duration>
    <meta:editing-cycles>54</meta:editing-cycles>
    <meta:generator>OpenOffice.org/3.4.1$Win32 OpenOffice.org_project/341m1$Build-9593</meta:generator>
    <meta:document-statistic meta:table-count="0" meta:image-count="0" meta:object-count="0" meta:page-count="6" meta:paragraph-count="53" meta:word-count="2285" meta:character-count="12934"/>
  </office:meta>
</office:document-meta>
</file>